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89in"/>
    </style:style>
    <style:style style:name="co2" style:family="table-column">
      <style:table-column-properties fo:break-before="auto" style:column-width="5.0492in"/>
    </style:style>
    <style:style style:name="co3" style:family="table-column">
      <style:table-column-properties fo:break-before="auto" style:column-width="7.8339in"/>
    </style:style>
    <style:style style:name="co4" style:family="table-column">
      <style:table-column-properties fo:break-before="auto" style:column-width="0.6909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957in" fo:break-before="auto" style:use-optimal-row-height="false"/>
    </style:style>
    <style:style style:name="ro5" style:family="table-row">
      <style:table-row-properties style:row-height="0.2008in" fo:break-before="auto" style:use-optimal-row-height="false"/>
    </style:style>
    <style:style style:name="ro6" style:family="table-row">
      <style:table-row-properties style:row-height="0.3673in" fo:break-before="auto" style:use-optimal-row-height="false"/>
    </style:style>
    <style:style style:name="ta1" style:family="table" style:master-page-name="PageStyle_5f_APIs_5f_Prod">
      <style:table-properties table:display="true" style:writing-mode="lr-tb"/>
    </style:style>
    <style:style style:name="ta2" style:family="table" style:master-page-name="PageStyle_5f_APIs_5f_Develop">
      <style:table-properties table:display="true" style:writing-mode="lr-tb"/>
    </style:style>
    <style:style style:name="ce1" style:family="table-cell" style:parent-style-name="Excel_20_Built-in_20_Normal_20_1">
      <style:text-properties fo:color="#0066cc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fo:border="0.0138in solid #000000" style:rotation-align="none"/>
      <style:text-properties fo:color="#0033cc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Excel_20_Built-in_20_Normal_20_1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Excel_20_Built-in_20_Normal_20_1">
      <style:table-cell-properties fo:background-color="#ccff66" style:diagonal-bl-tr="none" style:diagonal-tl-br="none" fo:border="0.0138in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Excel_20_Built-in_20_Normal_20_1">
      <style:table-cell-properties style:diagonal-bl-tr="none" style:diagonal-tl-br="none" fo:border="0.0138in solid #000000" style:rotation-align="none"/>
      <style:text-properties fo:color="#0000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Excel_20_Built-in_20_Normal_20_1">
      <style:table-cell-properties style:diagonal-bl-tr="none" style:diagonal-tl-br="none" fo:border="0.0138in solid #000000" style:rotation-align="none"/>
      <style:text-properties fo:color="#0000cc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Excel_20_Built-in_20_Normal_20_1">
      <style:table-cell-properties style:diagonal-bl-tr="none" style:diagonal-tl-br="none" fo:border="0.0138in solid #000000" style:rotation-align="none"/>
      <style:text-properties fo:color="#000099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Excel_20_Built-in_20_Normal_20_1"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1" style:family="table-cell" style:parent-style-name="Excel_20_Built-in_20_Normal_20_1">
      <style:text-properties fo:color="#0033cc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3" style:family="table-cell" style:parent-style-name="Excel_20_Built-in_20_Normal_20_1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4" style:family="table-cell" style:parent-style-name="Excel_20_Built-in_20_Normal_20_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5" style:family="table-cell" style:parent-style-name="Excel_20_Built-in_20_Hyperlink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6" style:family="table-cell" style:parent-style-name="Excel_20_Built-in_20_Hyperlink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563c1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Excel_20_Built-in_20_Normal_20_1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8" style:family="table-cell" style:parent-style-name="Excel_20_Built-in_20_Normal_20_1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66cc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9" style:family="table-cell" style:parent-style-name="Excel_20_Built-in_20_Normal_20_1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Excel_20_Built-in_20_Normal_20_1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458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Excel_20_Built-in_20_Normal_20_1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c5000b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Excel_20_Built-in_20_Normal_20_1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24" style:family="table-cell" style:parent-style-name="Excel_20_Built-in_20_Normal_20_1">
      <style:text-properties fo:color="#00458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5" style:family="table-cell" style:parent-style-name="Excel_20_Built-in_20_Normal_20_1">
      <style:text-properties fo:color="#c5000b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26" style:family="table-cell" style:parent-style-name="Excel_20_Built-in_20_Normal"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PIs_Prod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23"/>
        <table:table-column table:style-name="co4" table:number-columns-repeated="1020" table:default-cell-style-name="ce10"/>
        <table:table-column table:style-name="co4" table:default-cell-style-name="ce26"/>
        <table:table-row table:style-name="ro1">
          <table:table-cell table:style-name="ce1" office:value-type="string">
            <text:p>COMPONENT NAME</text:p>
          </table:table-cell>
          <table:table-cell table:style-name="ce1" office:value-type="string">
            <text:p>URL</text:p>
          </table:table-cell>
          <table:table-cell table:style-name="ce18" office:value-type="string">
            <text:p>EXAMPL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ndenser-Listview Component</text:p>
          </table:table-cell>
          <table:table-cell table:style-name="ce5"/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getCondenserDataTable()</text:p>
          </table:table-cell>
          <table:table-cell table:style-name="ce15" office:value-type="string">
            <text:p><text:a xlink:href="http://34.216.125.13:8082/v2/AssetManagement/assets%5bparam%5d/condenser%5bparams%5d">http://52.12.232.240:8082/v2/AssetManagement/assets[param]/condenser[params]</text:a></text:p>
          </table:table-cell>
          <table:table-cell table:style-name="ce19"/>
          <table:table-cell table:number-columns-repeated="1021"/>
        </table:table-row>
        <table:table-row table:style-name="ro3">
          <table:table-cell table:style-name="ce3" office:value-type="string">
            <text:p>getCondenser_v2()</text:p>
          </table:table-cell>
          <table:table-cell table:style-name="ce3" office:value-type="string">
            <text:p>http://52.12.232.240:8082/v2/AssetManagement/assets[param]/condenser/[params]</text:p>
          </table:table-cell>
          <table:table-cell table:style-name="ce20" office:value-type="string">
            <text:p><text:s text:c="2"/>https://new.ctvistaplus.com/hx/v2/AssetManagement/assets/66/condenser?size=100&amp;page=0&amp;sort=updatedAt&amp;order=DESCENDING&amp;facilityName=Plum%20Point%20NRG&amp;systemName=Plant%20Water%20SystemsR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[params]=&gt; ?size=100&amp;page=0&amp;sort=updatedAt&amp;order=DESCENDING&amp;facilityName=[params]&amp;systemName=[params]</text:p>
          </table:table-cell>
          <table:table-cell table:style-name="ce20"/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[params]=&gt; ?size=100&amp;page=0&amp;sort=updatedAt&amp;order=DESCENDING&amp;facilityName=[params]</text:p>
          </table:table-cell>
          <table:table-cell table:style-name="ce20"/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[params]=&gt; ?size=100&amp;page=0&amp;sort=updatedAt&amp;order=DESCENDING</text:p>
          </table:table-cell>
          <table:table-cell table:style-name="ce20"/>
          <table:table-cell table:number-columns-repeated="1021"/>
        </table:table-row>
        <table:table-row table:style-name="ro2">
          <table:table-cell table:style-name="ce3" office:value-type="string">
            <text:p>deleteCondenser()</text:p>
          </table:table-cell>
          <table:table-cell table:style-name="ce3" office:value-type="string">
            <text:p>http://52.12.232.240:8082/v1/AssetManagement/asset/[params]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duplicateCondenser()</text:p>
          </table:table-cell>
          <table:table-cell table:style-name="ce3" office:value-type="string">
            <text:p>http://52.12.232.240:8082/v1/AssetManagement/asset/ <text:s text:c="15"/>=&gt; <text:s/>POST(data)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getCondenserDataById()</text:p>
          </table:table-cell>
          <table:table-cell table:style-name="ce3" office:value-type="string">
            <text:p>Http://52.12.232.240:8082/v1/AssetManagement/condenser-asset/[params]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4" office:value-type="string">
            <text:p>getCondenser()</text:p>
          </table:table-cell>
          <table:table-cell table:style-name="ce4" office:value-type="string">
            <text:p><text:a xlink:href="http://34.216.125.13:8082/v1/AssetManagement/assets/2/condenser">http://52.12.232.240:8082/v1/AssetManagement/assets/2/condenser</text:a>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4" office:value-type="string">
            <text:p>getCondenser_dd()</text:p>
          </table:table-cell>
          <table:table-cell table:style-name="ce4" office:value-type="string">
            <text:p><text:a xlink:href="http://34.216.125.13:8082/v1/AssetManagement/assets/%5Bparams%5D/condenser">http://52.12.232.240:8082/v1/AssetManagement/assets/[params]/condenser</text:a>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table:number-columns-repeated="2"/>
          <table:table-cell table:style-name="ce19"/>
          <table:table-cell table:number-columns-repeated="1021"/>
        </table:table-row>
        <table:table-row table:style-name="ro2">
          <table:table-cell table:style-name="ce2" office:value-type="string">
            <text:p>KPI-Dashboard Component and Advanced Charts</text:p>
          </table:table-cell>
          <table:table-cell table:style-name="ce3"/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getChart()</text:p>
          </table:table-cell>
          <table:table-cell table:style-name="ce3" office:value-type="string">
            <text:p>http://52.12.232.240:8083/v1/TimeSeries/charts[params] <text:s text:c="3"/>=&gt; <text:s text:c="2"/>IF(FD || TD) <text:s text:c="25"/></text:p>
          </table:table-cell>
          <table:table-cell table:style-name="ce19" office:value-type="string">
            <text:p><text:a xlink:href="https://new.ctvistaplus.com/hx3/v1/TimeSeries/charts?fromDate=2021/07/05&amp;toDate=2021/10/05&amp;tenantId=66&amp;assetId=71d92529-c696-4694-bde8-d76539ace1cc&amp;assetParamName=undefined&amp;isKpi=true&amp;fromLoad=0&amp;toLoad=100">https://new.ctvistaplus.com/hx3/v1/TimeSeries/charts?fromDate=2021/07/05&amp;toDate=2021/10/05&amp;tenantId=66&amp;assetId=71d92529-c696-4694-bde8-d76539ace1cc&amp;assetParamName=undefined&amp;isKpi=true&amp;fromLoad=0&amp;toLoad=100</text:a>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http://52.12.232.240:8083/v1/TimeSeries/charts[params] =&gt; ELSE</text:p>
          </table:table-cell>
          <table:table-cell table:style-name="ce19" office:value-type="string">
            <text:p><text:a xlink:href="https://new.ctvistaplus.com/hx3/v1/TimeSeries/charts?fromDate=2021/07/05&amp;toDate=2021/10/05&amp;tenantId=66&amp;assetId=71d92529-c696-4694-bde8-d76539ace1cc&amp;assetParamName=undefined&amp;isKpi=true&amp;fromLoad=0&amp;toLoad=100">https://new.ctvistaplus.com/hx3/v1/TimeSeries/charts?fromDate=2021/07/05&amp;toDate=2021/10/05&amp;tenantId=66&amp;assetId=71d92529-c696-4694-bde8-d76539ace1cc&amp;assetParamName=undefined&amp;isKpi=true&amp;fromLoad=0&amp;toLoad=100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getchartKey()</text:p>
          </table:table-cell>
          <table:table-cell table:style-name="ce3" office:value-type="string">
            <text:p>http://52.12.232.240:8082/v1/AssetManagement/condenser-chart-key/[params]</text:p>
          </table:table-cell>
          <table:table-cell table:style-name="ce21" office:value-type="string">
            <text:p><text:a xlink:href="https://new.ctvistaplus.com/hx/v1/AssetManagement/condenser-chart-key/71d92529-c696-4694-bde8-d76539ace1cc?isKpi=true">https://new.ctvistaplus.com/hx/v1/AssetManagement/condenser-chart-key/71d92529-c696-4694-bde8-d76539ace1cc?isKpi=true</text:a></text:p>
          </table:table-cell>
          <table:table-cell table:style-name="ce24" table:number-columns-repeated="1020"/>
          <table:table-cell/>
        </table:table-row>
        <table:table-row table:style-name="ro2">
          <table:table-cell table:style-name="ce3" office:value-type="string">
            <text:p>getchartLoad()</text:p>
          </table:table-cell>
          <table:table-cell table:style-name="ce3" office:value-type="string">
            <text:p>http://52.12.232.240:8082/v1/AssetManagement/condenser-load/[params]</text:p>
          </table:table-cell>
          <table:table-cell table:style-name="ce19" office:value-type="string">
            <text:p><text:a xlink:href="https://new.ctvistaplus.com/hx/v1/AssetManagement/condenser-load/71d92529-c696-4694-bde8-d76539ace1cc">https://new.ctvistaplus.com/hx/v1/AssetManagement/condenser-load/71d92529-c696-4694-bde8-d76539ace1cc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getUOM()</text:p>
          </table:table-cell>
          <table:table-cell table:style-name="ce3" office:value-type="string">
            <text:p><text:a xlink:href="http://34.216.125.13:8092/UOM/api/v1/uom">http://52.12.232.240:8092/UOM/api/v1/uom</text:a></text:p>
          </table:table-cell>
          <table:table-cell table:style-name="ce19" office:value-type="string">
            <text:p><text:a xlink:href="https://new.ctvistaplus.com/hx12/UOM/api/v1/uom">https://new.ctvistaplus.com/hx12/UOM/api/v1/uom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getLogo()</text:p>
          </table:table-cell>
          <table:table-cell table:style-name="ce3" office:value-type="string">
            <text:p>https://develop.ctvistaplus.com//logo/[params]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postUpdatedYAxisLimits()</text:p>
          </table:table-cell>
          <table:table-cell table:style-name="ce3" office:value-type="string">
            <text:p>http://52.12.232.240:8083/v1/TimeSeries/charts/yaxis <text:s text:c="8"/>=&gt; POST(data)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getTroubleShootingGuide()</text:p>
          </table:table-cell>
          <table:table-cell table:style-name="ce3" office:value-type="string">
            <text:p><text:a xlink:href="http://34.216.125.13:8084/api/v1/document/doc">http://52.12.232.240:8084/api/v1/document/doc</text:a>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getPopupContentForKpiOverview()</text:p>
          </table:table-cell>
          <table:table-cell table:style-name="ce3" office:value-type="string">
            <text:p><text:a xlink:href="http://34.216.125.13:8084/api/v1/dashboard/design">http://52.12.232.240:8084/api/v1/dashboard/design</text:a>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5"/>
          <table:table-cell table:style-name="ce3"/>
          <table:table-cell table:style-name="ce19"/>
          <table:table-cell table:number-columns-repeated="1021"/>
        </table:table-row>
        <table:table-row table:style-name="ro2">
          <table:table-cell table:style-name="ce6" office:value-type="string">
            <text:p>Create-Condenser Component</text:p>
          </table:table-cell>
          <table:table-cell table:style-name="ce3"/>
          <table:table-cell table:style-name="ce19"/>
          <table:table-cell table:number-columns-repeated="1021"/>
        </table:table-row>
        <table:table-row table:style-name="ro2">
          <table:table-cell table:style-name="ce7" office:value-type="string">
            <text:p>postCondenserData()</text:p>
          </table:table-cell>
          <table:table-cell table:style-name="ce3" office:value-type="string">
            <text:p>http://52.12.232.240:8082/v1/AssetManagement/asset <text:s text:c="7"/>=&gt;POST(data)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getFacilityDropdown()</text:p>
          </table:table-cell>
          <table:table-cell table:style-name="ce3" office:value-type="string">
            <text:p><text:a xlink:href="https://develop.ctvistaplus.com/service/accounts">https://develop.ctvistaplus.com/service/accounts</text:a>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postCustomCalcData()</text:p>
          </table:table-cell>
          <table:table-cell table:style-name="ce3" office:value-type="string">
            <text:p>http://52.12.232.240:8085/api/v1/runCustomDesignCalculation <text:s text:c="6"/>=&gt; POST(data)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getUserProfile()</text:p>
          </table:table-cell>
          <table:table-cell table:style-name="ce3" office:value-type="string">
            <text:p><text:a xlink:href="https://develop.ctvistaplus.com/service/profile">https://develop.ctvistaplus.com/service/profile</text:a></text:p>
          </table:table-cell>
          <table:table-cell table:style-name="ce19" office:value-type="string">
            <text:p><text:a xlink:href="https://new.ctvistaplus.com/service/profile">https://new.ctvistaplus.com/service/profile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downloadHistorianExcel()</text:p>
          </table:table-cell>
          <table:table-cell table:style-name="ce3" office:value-type="string">
            <text:p><text:a xlink:href="http://34.216.125.13:8084/api/v1/document/excel/mapping">http://52.12.232.240:8084/api/v1/document/excel/mapping</text:a></text:p>
          </table:table-cell>
          <table:table-cell table:style-name="ce19" office:value-type="string">
            <text:p><text:a xlink:href="https://new.ctvistaplus.com/hx4/api/v1/document/excel/mapping">https://new.ctvistaplus.com/hx4/api/v1/document/excel/mapping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downloadFinalHistorianExcel()</text:p>
          </table:table-cell>
          <table:table-cell table:style-name="ce3" office:value-type="string">
            <text:p><text:a xlink:href="http://34.216.125.13:8084/api/v1/document/excel/historian">http://52.12.232.240:8084/api/v1/document/excel/historian</text:a></text:p>
          </table:table-cell>
          <table:table-cell table:style-name="ce19" office:value-type="string">
            <text:p><text:a xlink:href="https://new.ctvistaplus.com/hx4/api/v1/document/excel/historian">https://new.ctvistaplus.com/hx4/api/v1/document/excel/historian</text:a>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3"/>
          <table:table-cell table:style-name="ce19"/>
          <table:table-cell table:number-columns-repeated="1021"/>
        </table:table-row>
        <table:table-row table:style-name="ro2">
          <table:table-cell table:style-name="ce8" office:value-type="string">
            <text:p>Create-Report Component</text:p>
          </table:table-cell>
          <table:table-cell table:style-name="ce3"/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postReportData()</text:p>
          </table:table-cell>
          <table:table-cell table:style-name="ce3" office:value-type="string">
            <text:p>http://52.12.232.240:8084/api/v1/ReportManagement/report/ <text:s text:c="9"/>=&gt; <text:s/>POST(data)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updateReportData()</text:p>
          </table:table-cell>
          <table:table-cell table:style-name="ce3" office:value-type="string">
            <text:p><text:a xlink:href="http://34.216.125.13:8084/api/v1/ReportManagement/report/">http://52.12.232.240:8084/api/v1/ReportManagement/report/</text:a></text:p>
          </table:table-cell>
          <table:table-cell table:style-name="ce22"/>
          <table:table-cell table:style-name="ce25" table:number-columns-repeated="1020"/>
          <table:table-cell/>
        </table:table-row>
        <table:table-row table:style-name="ro2">
          <table:table-cell table:style-name="ce5"/>
          <table:table-cell table:style-name="ce3"/>
          <table:table-cell table:style-name="ce19"/>
          <table:table-cell table:number-columns-repeated="1021"/>
        </table:table-row>
        <table:table-row table:style-name="ro2">
          <table:table-cell table:style-name="ce9" office:value-type="string">
            <text:p>Report-listview Component</text:p>
          </table:table-cell>
          <table:table-cell table:style-name="ce3"/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getReportList()</text:p>
          </table:table-cell>
          <table:table-cell table:style-name="ce3" office:value-type="string">
            <text:p><text:a xlink:href="http://34.216.125.13:8084/api/v1/ReportManagement/report-all/2?size=500&amp;page=0&amp;sort=createdAt&amp;order=ASCENDING">http://52.12.232.240:8084/api/v1/ReportManagement/report-all/2?size=500&amp;page=0&amp;sort=createdAt&amp;order=ASCENDING</text:a></text:p>
          </table:table-cell>
          <table:table-cell table:style-name="ce19" office:value-type="string">
            <text:p><text:a xlink:href="https://new.ctvistaplus.com/hx4/api/v1/ReportManagement/report-all/66?size=500&amp;page=0&amp;sort=createdAt&amp;order=DESCENDING&amp;facilityName=Plum%20Point%20NRG&amp;systemName=Plant%20Water%20Systems/">https://new.ctvistaplus.com/hx4/api/v1/ReportManagement/report-all/66?size=500&amp;page=0&amp;sort=createdAt&amp;order=DESCENDING&amp;facilityName=Plum%20Point%20NRG&amp;systemName=Plant%20Water%20Systems/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getReportList_v2()</text:p>
          </table:table-cell>
          <table:table-cell table:style-name="ce3" office:value-type="string">
            <text:p><text:a xlink:href="http://34.216.125.13:8084/api/v1/ReportManagement/report-all/">http://52.12.232.240:8084/api/v1/ReportManagement/report-all/</text:a></text:p>
          </table:table-cell>
          <table:table-cell table:style-name="ce7" office:value-type="string">
            <text:p><text:a xlink:href="https://develop.ctvistaplus.com/hx4/api/v1/ReportManagement/report-all/">https://develop.ctvistaplus.com/hx4/api/v1/ReportManagement/report-all/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downloadReport()</text:p>
          </table:table-cell>
          <table:table-cell table:style-name="ce3" office:value-type="string">
            <text:p>http://localhost:8091/pdf?format=[params]&amp;url=http://localhost:4200/condenser/report/preview?id=[params]&amp;mode=[params]&amp;state=[params]&amp;printBackground=[params]&amp;displayHeaderFooter=[params]&amp;landscape=[params]&amp;scale=[params]&amp;accountLogo=[params]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downloadReportPost()</text:p>
          </table:table-cell>
          <table:table-cell table:style-name="ce3" office:value-type="string">
            <text:p>http://localhost:8091/pdf <text:s text:c="3"/>=&gt; <text:s/>POST(data)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deleteReport()</text:p>
          </table:table-cell>
          <table:table-cell table:style-name="ce3" office:value-type="string">
            <text:p>http://52.12.232.240:8084/api/v1/ReportManagement/reports/[params]</text:p>
          </table:table-cell>
          <table:table-cell table:style-name="ce7" office:value-type="string">
            <text:p><text:a xlink:href="https://new.ctvistaplus.com/hx4/api/v1/ReportManagement/reports/66/">https://new.ctvistaplus.com/hx4/api/v1/ReportManagement/reports/66/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getReportById()</text:p>
          </table:table-cell>
          <table:table-cell table:style-name="ce3" office:value-type="string">
            <text:p>http://52.12.232.240:8084/api/v1/ReportManagement/report-id/[params]</text:p>
          </table:table-cell>
          <table:table-cell table:style-name="ce19" office:value-type="string">
            <text:p><text:a xlink:href="https://new.ctvistaplus.com/hx4/api/v1/ReportManagement/report-id/66">https://new.ctvistaplus.com/hx4/api/v1/ReportManagement/report-id/66</text:a></text:p>
          </table:table-cell>
          <table:table-cell table:number-columns-repeated="1021"/>
        </table:table-row>
        <table:table-row table:style-name="ro2">
          <table:table-cell table:style-name="ce3" table:number-columns-repeated="2"/>
          <table:table-cell table:style-name="ce19"/>
          <table:table-cell table:number-columns-repeated="1021"/>
        </table:table-row>
        <table:table-row table:style-name="ro2">
          <table:table-cell table:style-name="ce9" office:value-type="string">
            <text:p>View-Edit-Condenser Component</text:p>
          </table:table-cell>
          <table:table-cell table:style-name="ce3"/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getCondenserDataById()</text:p>
          </table:table-cell>
          <table:table-cell table:style-name="ce16" office:value-type="string">
            <text:p><text:a xlink:href="http://34.216.125.13:8082/v1/AssetManagement/condenser-asset/%5bparams%5d/">Http://52.12.232.240:8082/v1/AssetManagement/condenser-asset/[params]/</text:a>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patchCondenserDataById()</text:p>
          </table:table-cell>
          <table:table-cell table:style-name="ce3" office:value-type="string">
            <text:p>http://52.12.232.240:8082/v1/AssetManagement/asset/[params]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postCustomCalcData()</text:p>
          </table:table-cell>
          <table:table-cell table:style-name="ce3" office:value-type="string">
            <text:p>http://52.12.232.240:8085/api/v1/runCustomDesignCalculation/ <text:s text:c="6"/>=&gt; POST(data)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getFacilityDropdown()</text:p>
          </table:table-cell>
          <table:table-cell table:style-name="ce3" office:value-type="string">
            <text:p><text:a xlink:href="https://develop.ctvistaplus.com/service/accounts">https://develop.ctvistaplus.com/service/accounts</text:a></text:p>
          </table:table-cell>
          <table:table-cell table:style-name="ce19" office:value-type="string">
            <text:p><text:a xlink:href="https://develop.ctvistaplus.com/service/accounts">https://develop.ctvistaplus.com/service/accounts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getUserProfile()</text:p>
          </table:table-cell>
          <table:table-cell table:style-name="ce3" office:value-type="string">
            <text:p><text:a xlink:href="https://develop.ctvistaplus.com/service/profile">https://develop.ctvistaplus.com/service/profile</text:a></text:p>
          </table:table-cell>
          <table:table-cell table:style-name="ce19" office:value-type="string">
            <text:p><text:a xlink:href="https://develop.ctvistaplus.com/service/profile">https://develop.ctvistaplus.com/service/profile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downloadHistorianExcel()</text:p>
          </table:table-cell>
          <table:table-cell table:style-name="ce3" office:value-type="string">
            <text:p><text:a xlink:href="http://34.216.125.13:8084/api/v1/document/excel/mapping">http://52.12.232.240:8084/api/v1/document/excel/mapping</text:a></text:p>
          </table:table-cell>
          <table:table-cell table:style-name="ce19" office:value-type="string">
            <text:p><text:a xlink:href="https://develop.ctvistaplus.com/hx4/api/v1/document/excel/mapping/">https://develop.ctvistaplus.com/hx4/api/v1/document/excel/mapping/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downloadFinalHistorianExcel()</text:p>
          </table:table-cell>
          <table:table-cell table:style-name="ce3" office:value-type="string">
            <text:p><text:a xlink:href="http://34.216.125.13:8084/api/v1/document/excel/historian">http://52.12.232.240:8084/api/v1/document/excel/historian</text:a></text:p>
          </table:table-cell>
          <table:table-cell table:style-name="ce19" office:value-type="string">
            <text:p><text:a xlink:href="https://develop.ctvistaplus.com/hx4/api/v1/document/excel/historian/">https://develop.ctvistaplus.com/hx4/api/v1/document/excel/historian/</text:a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1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12" table:number-columns-repeated="18"/>
          <table:table-cell table:number-columns-repeated="1006"/>
        </table:table-row>
        <table:table-row table:style-name="ro2">
          <table:table-cell table:style-name="ce11"/>
          <table:table-cell table:number-columns-repeated="1023"/>
        </table:table-row>
        <table:table-row table:style-name="ro5">
          <table:table-cell table:style-name="ce13"/>
          <table:table-cell table:style-name="ce17" table:number-columns-repeated="16"/>
          <table:table-cell table:number-columns-repeated="1007"/>
        </table:table-row>
        <table:table-row table:style-name="ro2" table:number-rows-repeated="2">
          <table:table-cell/>
          <table:table-cell table:style-name="ce17"/>
          <table:table-cell table:number-columns-repeated="1022"/>
        </table:table-row>
        <table:table-row table:style-name="ro2" table:number-rows-repeated="2">
          <table:table-cell table:style-name="ce14"/>
          <table:table-cell table:number-columns-repeated="1023"/>
        </table:table-row>
        <table:table-row table:style-name="ro2">
          <table:table-cell table:style-name="ce11"/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Is_Develop" table:style-name="ta2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23"/>
        <table:table-column table:style-name="co4" table:number-columns-repeated="1020" table:default-cell-style-name="ce10"/>
        <table:table-column table:style-name="co4" table:default-cell-style-name="ce26"/>
        <table:table-row table:style-name="ro1">
          <table:table-cell table:style-name="ce1" office:value-type="string">
            <text:p>COMPONENT NAME</text:p>
          </table:table-cell>
          <table:table-cell table:style-name="ce1" office:value-type="string">
            <text:p>URL</text:p>
          </table:table-cell>
          <table:table-cell table:style-name="ce18" office:value-type="string">
            <text:p>EXAMPL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ndenser-Listview Component</text:p>
          </table:table-cell>
          <table:table-cell table:style-name="ce5"/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getCondenserDataTable()</text:p>
          </table:table-cell>
          <table:table-cell table:style-name="ce16" office:value-type="string">
            <text:p><text:a xlink:href="http://34.216.125.13:8082/v2/AssetManagement/assets%5bparam%5d/condenser%5bparams%5d">http://34.216.125.13:8082/v2/AssetManagement/assets[param]/condenser[params]</text:a></text:p>
          </table:table-cell>
          <table:table-cell table:style-name="ce19"/>
          <table:table-cell table:number-columns-repeated="1021"/>
        </table:table-row>
        <table:table-row table:style-name="ro3">
          <table:table-cell table:style-name="ce3" office:value-type="string">
            <text:p>getCondenser_v2()</text:p>
          </table:table-cell>
          <table:table-cell table:style-name="ce3" office:value-type="string">
            <text:p>http://34.216.125.13:8082/v2/AssetManagement/assets[param]/<text:span text:style-name="T1">condenser/[params]</text:span></text:p>
          </table:table-cell>
          <table:table-cell table:style-name="ce20" office:value-type="string">
            <text:p><text:s text:c="2"/>https://new.ctvistaplus.com/hx/v2/AssetManagement/assets/66/condenser?size=100&amp;page=0&amp;sort=updatedAt&amp;order=DESCENDING&amp;facilityName=Plum%20Point%20NRG&amp;systemName=Plant%20Water%20SystemsR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[params]=&gt; ?size=100&amp;page=0&amp;sort=updatedAt&amp;order=DESCENDING&amp;facilityName=[params]&amp;systemName=[params]</text:p>
          </table:table-cell>
          <table:table-cell table:style-name="ce20"/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[params]=&gt; ?size=100&amp;page=0&amp;sort=updatedAt&amp;order=DESCENDING&amp;facilityName=[params]</text:p>
          </table:table-cell>
          <table:table-cell table:style-name="ce20"/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[params]=&gt; ?size=100&amp;page=0&amp;sort=updatedAt&amp;order=DESCENDING</text:p>
          </table:table-cell>
          <table:table-cell table:style-name="ce20"/>
          <table:table-cell table:number-columns-repeated="1021"/>
        </table:table-row>
        <table:table-row table:style-name="ro2">
          <table:table-cell table:style-name="ce3" office:value-type="string">
            <text:p>deleteCondenser()</text:p>
          </table:table-cell>
          <table:table-cell table:style-name="ce3" office:value-type="string">
            <text:p>http://34.216.125.13:8082/v1/AssetManagement/asset/[params]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duplicateCondenser()</text:p>
          </table:table-cell>
          <table:table-cell table:style-name="ce3" office:value-type="string">
            <text:p>http://34.216.125.13:8082/v1/AssetManagement/asset/ <text:s text:c="15"/>=&gt; <text:s/>POST(data)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getCondenserDataById()</text:p>
          </table:table-cell>
          <table:table-cell table:style-name="ce3" office:value-type="string">
            <text:p>Http://34.216.125.13:8082/v1/AssetManagement/condenser-asset/[params]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4" office:value-type="string">
            <text:p>getCondenser()</text:p>
          </table:table-cell>
          <table:table-cell table:style-name="ce4" office:value-type="string">
            <text:p><text:a xlink:href="http://34.216.125.13:8082/v1/AssetManagement/assets/2/condenser">http://34.216.125.13:8082/v1/AssetManagement/assets/2/condenser</text:a>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4" office:value-type="string">
            <text:p>getCondenser_dd()</text:p>
          </table:table-cell>
          <table:table-cell table:style-name="ce4" office:value-type="string">
            <text:p><text:a xlink:href="http://34.216.125.13:8082/v1/AssetManagement/assets/%5Bparams%5D/condenser">http://34.216.125.13:8082/v1/AssetManagement/assets/[params]/condenser</text:a>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table:number-columns-repeated="2"/>
          <table:table-cell table:style-name="ce19"/>
          <table:table-cell table:number-columns-repeated="1021"/>
        </table:table-row>
        <table:table-row table:style-name="ro2">
          <table:table-cell table:style-name="ce2" office:value-type="string">
            <text:p>KPI-Dashboard Component and Advanced Charts</text:p>
          </table:table-cell>
          <table:table-cell table:style-name="ce3"/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getChart()</text:p>
          </table:table-cell>
          <table:table-cell table:style-name="ce3" office:value-type="string">
            <text:p>http://34.216.125.13:8083/v1/TimeSeries/charts[params] <text:s text:c="3"/>=&gt; <text:s text:c="2"/>IF(FD || TD) <text:s text:c="25"/></text:p>
          </table:table-cell>
          <table:table-cell table:style-name="ce19" office:value-type="string">
            <text:p><text:a xlink:href="https://new.ctvistaplus.com/hx3/v1/TimeSeries/charts?fromDate=2021/07/05&amp;toDate=2021/10/05&amp;tenantId=66&amp;assetId=71d92529-c696-4694-bde8-d76539ace1cc&amp;assetParamName=undefined&amp;isKpi=true&amp;fromLoad=0&amp;toLoad=100">https://new.ctvistaplus.com/hx3/v1/TimeSeries/charts?fromDate=2021/07/05&amp;toDate=2021/10/05&amp;tenantId=66&amp;assetId=71d92529-c696-4694-bde8-d76539ace1cc&amp;assetParamName=undefined&amp;isKpi=true&amp;fromLoad=0&amp;toLoad=100</text:a>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http://34.216.125.13:8083/v1/TimeSeries/charts[params] =&gt; ELSE</text:p>
          </table:table-cell>
          <table:table-cell table:style-name="ce19" office:value-type="string">
            <text:p><text:a xlink:href="https://new.ctvistaplus.com/hx3/v1/TimeSeries/charts?fromDate=2021/07/05&amp;toDate=2021/10/05&amp;tenantId=66&amp;assetId=71d92529-c696-4694-bde8-d76539ace1cc&amp;assetParamName=undefined&amp;isKpi=true&amp;fromLoad=0&amp;toLoad=100">https://new.ctvistaplus.com/hx3/v1/TimeSeries/charts?fromDate=2021/07/05&amp;toDate=2021/10/05&amp;tenantId=66&amp;assetId=71d92529-c696-4694-bde8-d76539ace1cc&amp;assetParamName=undefined&amp;isKpi=true&amp;fromLoad=0&amp;toLoad=100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getchartKey()</text:p>
          </table:table-cell>
          <table:table-cell table:style-name="ce3" office:value-type="string">
            <text:p>http://34.216.125.13:8082/v1/AssetManagement/condenser-chart-key/[params<text:span text:style-name="T1">]</text:span></text:p>
          </table:table-cell>
          <table:table-cell table:style-name="ce21" office:value-type="string">
            <text:p><text:a xlink:href="https://new.ctvistaplus.com/hx/v1/AssetManagement/condenser-chart-key/71d92529-c696-4694-bde8-d76539ace1cc?isKpi=true">https://new.ctvistaplus.com/hx/v1/AssetManagement/condenser-chart-key/71d92529-c696-4694-bde8-d76539ace1cc?isKpi=true</text:a></text:p>
          </table:table-cell>
          <table:table-cell table:style-name="ce24" table:number-columns-repeated="1020"/>
          <table:table-cell/>
        </table:table-row>
        <table:table-row table:style-name="ro2">
          <table:table-cell table:style-name="ce3" office:value-type="string">
            <text:p>getchartLoad()</text:p>
          </table:table-cell>
          <table:table-cell table:style-name="ce3" office:value-type="string">
            <text:p>http://34.216.125.13:8082/v1/AssetManagement/condenser-load/[params]</text:p>
          </table:table-cell>
          <table:table-cell table:style-name="ce19" office:value-type="string">
            <text:p><text:a xlink:href="https://new.ctvistaplus.com/hx/v1/AssetManagement/condenser-load/71d92529-c696-4694-bde8-d76539ace1cc">https://new.ctvistaplus.com/hx/v1/AssetManagement/condenser-load/71d92529-c696-4694-bde8-d76539ace1cc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getUOM()</text:p>
          </table:table-cell>
          <table:table-cell table:style-name="ce3" office:value-type="string">
            <text:p><text:a xlink:href="http://34.216.125.13:8092/UOM/api/v1/uom">http://34.216.125.13:8092/UOM/api/v1/uom</text:a></text:p>
          </table:table-cell>
          <table:table-cell table:style-name="ce19" office:value-type="string">
            <text:p><text:a xlink:href="https://new.ctvistaplus.com/hx12/UOM/api/v1/uom">https://new.ctvistaplus.com/hx12/UOM/api/v1/uom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getLogo()</text:p>
          </table:table-cell>
          <table:table-cell table:style-name="ce3" office:value-type="string">
            <text:p>https://develop.ctvistaplus.com//logo/[params]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postUpdatedYAxisLimits()</text:p>
          </table:table-cell>
          <table:table-cell table:style-name="ce3" office:value-type="string">
            <text:p>http://34.216.125.13:8083/v1/TimeSeries/charts/yaxis <text:s text:c="8"/>=&gt; POST(data)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getTroubleShootingGuide()</text:p>
          </table:table-cell>
          <table:table-cell table:style-name="ce3" office:value-type="string">
            <text:p><text:a xlink:href="http://34.216.125.13:8084/api/v1/document/doc">http://34.216.125.13:8084/api/v1/document/doc</text:a>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getPopupContentForKpiOverview()</text:p>
          </table:table-cell>
          <table:table-cell table:style-name="ce3" office:value-type="string">
            <text:p><text:a xlink:href="http://34.216.125.13:8084/api/v1/dashboard/design">http://34.216.125.13:8084/api/v1/dashboard/design</text:a>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5"/>
          <table:table-cell table:style-name="ce3"/>
          <table:table-cell table:style-name="ce19"/>
          <table:table-cell table:number-columns-repeated="1021"/>
        </table:table-row>
        <table:table-row table:style-name="ro2">
          <table:table-cell table:style-name="ce6" office:value-type="string">
            <text:p>Create-Condenser Component</text:p>
          </table:table-cell>
          <table:table-cell table:style-name="ce3"/>
          <table:table-cell table:style-name="ce19"/>
          <table:table-cell table:number-columns-repeated="1021"/>
        </table:table-row>
        <table:table-row table:style-name="ro2">
          <table:table-cell table:style-name="ce7" office:value-type="string">
            <text:p>postCondenserData()</text:p>
          </table:table-cell>
          <table:table-cell table:style-name="ce3" office:value-type="string">
            <text:p>http://34.216.125.13:8082/v1/AssetManagement/asset <text:s text:c="7"/>=&gt;POST(data)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getFacilityDropdown()</text:p>
          </table:table-cell>
          <table:table-cell table:style-name="ce3" office:value-type="string">
            <text:p><text:a xlink:href="https://develop.ctvistaplus.com/service/accounts">https://develop.ctvistaplus.com/service/accounts</text:a>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postCustomCalcData()</text:p>
          </table:table-cell>
          <table:table-cell table:style-name="ce3" office:value-type="string">
            <text:p>http://34.216.125.13:8085/api/v1/runCustomDesignCalculation <text:s text:c="6"/>=&gt; POST(data)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getUserProfile()</text:p>
          </table:table-cell>
          <table:table-cell table:style-name="ce3" office:value-type="string">
            <text:p><text:a xlink:href="https://develop.ctvistaplus.com/service/profile">https://develop.ctvistaplus.com/service/profile</text:a></text:p>
          </table:table-cell>
          <table:table-cell table:style-name="ce19" office:value-type="string">
            <text:p><text:a xlink:href="https://new.ctvistaplus.com/service/profile">https://new.ctvistaplus.com/service/profile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downloadHistorianExcel()</text:p>
          </table:table-cell>
          <table:table-cell table:style-name="ce3" office:value-type="string">
            <text:p><text:a xlink:href="http://34.216.125.13:8084/api/v1/document/excel/mapping">http://34.216.125.13:8084/api/v1/document/excel/mapping</text:a></text:p>
          </table:table-cell>
          <table:table-cell table:style-name="ce19" office:value-type="string">
            <text:p><text:a xlink:href="https://new.ctvistaplus.com/hx4/api/v1/document/excel/mapping">https://new.ctvistaplus.com/hx4/api/v1/document/excel/mapping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downloadFinalHistorianExcel()</text:p>
          </table:table-cell>
          <table:table-cell table:style-name="ce3" office:value-type="string">
            <text:p><text:a xlink:href="http://34.216.125.13:8084/api/v1/document/excel/historian">http://34.216.125.13:8084/api/v1/document/excel/historian</text:a></text:p>
          </table:table-cell>
          <table:table-cell table:style-name="ce19" office:value-type="string">
            <text:p><text:a xlink:href="https://new.ctvistaplus.com/hx4/api/v1/document/excel/historian">https://new.ctvistaplus.com/hx4/api/v1/document/excel/historian</text:a>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3"/>
          <table:table-cell table:style-name="ce19"/>
          <table:table-cell table:number-columns-repeated="1021"/>
        </table:table-row>
        <table:table-row table:style-name="ro2">
          <table:table-cell table:style-name="ce8" office:value-type="string">
            <text:p>Create-Report Component</text:p>
          </table:table-cell>
          <table:table-cell table:style-name="ce3"/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postReportData()</text:p>
          </table:table-cell>
          <table:table-cell table:style-name="ce3" office:value-type="string">
            <text:p>http://34.216.125.13:8084/api/v1/ReportManagement/report/ <text:s text:c="9"/>=&gt; <text:s/>POST(data)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updateReportData()</text:p>
          </table:table-cell>
          <table:table-cell table:style-name="ce3" office:value-type="string">
            <text:p><text:a xlink:href="http://34.216.125.13:8084/api/v1/ReportManagement/report/">http://34.216.125.13:8084/api/v1/ReportManagement/report/</text:a></text:p>
          </table:table-cell>
          <table:table-cell table:style-name="ce22"/>
          <table:table-cell table:style-name="ce25" table:number-columns-repeated="1020"/>
          <table:table-cell/>
        </table:table-row>
        <table:table-row table:style-name="ro2">
          <table:table-cell table:style-name="ce5"/>
          <table:table-cell table:style-name="ce3"/>
          <table:table-cell table:style-name="ce19"/>
          <table:table-cell table:number-columns-repeated="1021"/>
        </table:table-row>
        <table:table-row table:style-name="ro2">
          <table:table-cell table:style-name="ce9" office:value-type="string">
            <text:p>Report-listview Component</text:p>
          </table:table-cell>
          <table:table-cell table:style-name="ce3"/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getReportList()</text:p>
          </table:table-cell>
          <table:table-cell table:style-name="ce3" office:value-type="string">
            <text:p><text:a xlink:href="http://34.216.125.13:8084/api/v1/ReportManagement/report-all/2?size=500&amp;page=0&amp;sort=createdAt&amp;order=ASCENDING">http://34.216.125.13:8084/api/v1/ReportManagement/report-all/2?size=500&amp;page=0&amp;sort=createdAt&amp;order=ASCENDING</text:a></text:p>
          </table:table-cell>
          <table:table-cell table:style-name="ce19" office:value-type="string">
            <text:p><text:a xlink:href="https://new.ctvistaplus.com/hx4/api/v1/ReportManagement/report-all/66?size=500&amp;page=0&amp;sort=createdAt&amp;order=DESCENDING&amp;facilityName=Plum%20Point%20NRG&amp;systemName=Plant%20Water%20Systems/">https://new.ctvistaplus.com/hx4/api/v1/ReportManagement/report-all/66?size=500&amp;page=0&amp;sort=createdAt&amp;order=DESCENDING&amp;facilityName=Plum%20Point%20NRG&amp;systemName=Plant%20Water%20Systems/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getReportList_v2()</text:p>
          </table:table-cell>
          <table:table-cell table:style-name="ce3" office:value-type="string">
            <text:p><text:a xlink:href="http://34.216.125.13:8084/api/v1/ReportManagement/report-all/">http://34.216.125.13:8084/api/v1/ReportManagement/report-all/</text:a></text:p>
          </table:table-cell>
          <table:table-cell table:style-name="ce7" office:value-type="string">
            <text:p><text:a xlink:href="https://develop.ctvistaplus.com/hx4/api/v1/ReportManagement/report-all/">https://develop.ctvistaplus.com/hx4/api/v1/ReportManagement/report-all/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downloadReport()</text:p>
          </table:table-cell>
          <table:table-cell table:style-name="ce3" office:value-type="string">
            <text:p>http://localhost:8091/pdf?format=[params]&amp;url=http://localhost:4200/condenser/report/preview?id=[params]&amp;mode=[params]&amp;state=[params]&amp;printBackground=[params]&amp;displayHeaderFooter=[params]&amp;landscape=[params]&amp;scale=[params]&amp;accountLogo=[params]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downloadReportPost()</text:p>
          </table:table-cell>
          <table:table-cell table:style-name="ce3" office:value-type="string">
            <text:p>http://localhost:8091/pdf <text:s text:c="3"/>=&gt; <text:s/>POST(data)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deleteReport()</text:p>
          </table:table-cell>
          <table:table-cell table:style-name="ce3" office:value-type="string">
            <text:p>http://34.216.125.13:8084/api/v1/ReportManagement/reports/[params]</text:p>
          </table:table-cell>
          <table:table-cell table:style-name="ce7" office:value-type="string">
            <text:p><text:a xlink:href="https://new.ctvistaplus.com/hx4/api/v1/ReportManagement/reports/66/">https://new.ctvistaplus.com/hx4/api/v1/ReportManagement/reports/66/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getReportById()</text:p>
          </table:table-cell>
          <table:table-cell table:style-name="ce3" office:value-type="string">
            <text:p>http://34.216.125.13:8084/api/v1/ReportManagement/report-id/[params]</text:p>
          </table:table-cell>
          <table:table-cell table:style-name="ce19" office:value-type="string">
            <text:p><text:a xlink:href="https://new.ctvistaplus.com/hx4/api/v1/ReportManagement/report-id/66">https://new.ctvistaplus.com/hx4/api/v1/ReportManagement/report-id/66</text:a></text:p>
          </table:table-cell>
          <table:table-cell table:number-columns-repeated="1021"/>
        </table:table-row>
        <table:table-row table:style-name="ro2">
          <table:table-cell table:style-name="ce3" table:number-columns-repeated="2"/>
          <table:table-cell table:style-name="ce19"/>
          <table:table-cell table:number-columns-repeated="1021"/>
        </table:table-row>
        <table:table-row table:style-name="ro2">
          <table:table-cell table:style-name="ce9" office:value-type="string">
            <text:p>View-Edit-Condenser Component</text:p>
          </table:table-cell>
          <table:table-cell table:style-name="ce3"/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getCondenserDataById()</text:p>
          </table:table-cell>
          <table:table-cell table:style-name="ce16" office:value-type="string">
            <text:p><text:a xlink:href="http://34.216.125.13:8082/v1/AssetManagement/condenser-asset/%5bparams%5d/">Http://34.216.125.13:8082/v1/AssetManagement/condenser-asset/[params]/</text:a>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patchCondenserDataById()</text:p>
          </table:table-cell>
          <table:table-cell table:style-name="ce3" office:value-type="string">
            <text:p>http://34.216.125.13:8082/v1/AssetManagement/asset/[params]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postCustomCalcData()</text:p>
          </table:table-cell>
          <table:table-cell table:style-name="ce3" office:value-type="string">
            <text:p>http://34.216.125.13:8085/api/v1/runCustomDesignCalculation/ <text:s text:c="6"/>=&gt; POST(data)</text:p>
          </table:table-cell>
          <table:table-cell table:style-name="ce19"/>
          <table:table-cell table:number-columns-repeated="1021"/>
        </table:table-row>
        <table:table-row table:style-name="ro2">
          <table:table-cell table:style-name="ce3" office:value-type="string">
            <text:p>getFacilityDropdown()</text:p>
          </table:table-cell>
          <table:table-cell table:style-name="ce3" office:value-type="string">
            <text:p><text:a xlink:href="https://develop.ctvistaplus.com/service/accounts">https://develop.ctvistaplus.com/service/accounts</text:a></text:p>
          </table:table-cell>
          <table:table-cell table:style-name="ce19" office:value-type="string">
            <text:p><text:a xlink:href="https://develop.ctvistaplus.com/service/accounts">https://develop.ctvistaplus.com/service/accounts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getUserProfile()</text:p>
          </table:table-cell>
          <table:table-cell table:style-name="ce3" office:value-type="string">
            <text:p><text:a xlink:href="https://develop.ctvistaplus.com/service/profile">https://develop.ctvistaplus.com/service/profile</text:a></text:p>
          </table:table-cell>
          <table:table-cell table:style-name="ce19" office:value-type="string">
            <text:p><text:a xlink:href="https://develop.ctvistaplus.com/service/profile">https://develop.ctvistaplus.com/service/profile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downloadHistorianExcel()</text:p>
          </table:table-cell>
          <table:table-cell table:style-name="ce3" office:value-type="string">
            <text:p><text:a xlink:href="http://34.216.125.13:8084/api/v1/document/excel/mapping">http://34.216.125.13:8084/api/v1/document/excel/mapping</text:a></text:p>
          </table:table-cell>
          <table:table-cell table:style-name="ce19" office:value-type="string">
            <text:p><text:a xlink:href="https://develop.ctvistaplus.com/hx4/api/v1/document/excel/mapping/">https://develop.ctvistaplus.com/hx4/api/v1/document/excel/mapping/</text:a>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downloadFinalHistorianExcel()</text:p>
          </table:table-cell>
          <table:table-cell table:style-name="ce3" office:value-type="string">
            <text:p><text:a xlink:href="http://34.216.125.13:8084/api/v1/document/excel/historian">http://34.216.125.13:8084/api/v1/document/excel/historian</text:a></text:p>
          </table:table-cell>
          <table:table-cell table:style-name="ce19" office:value-type="string">
            <text:p><text:a xlink:href="https://develop.ctvistaplus.com/hx4/api/v1/document/excel/historian/">https://develop.ctvistaplus.com/hx4/api/v1/document/excel/historian/</text:a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1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12" table:number-columns-repeated="18"/>
          <table:table-cell table:number-columns-repeated="1006"/>
        </table:table-row>
        <table:table-row table:style-name="ro2">
          <table:table-cell table:style-name="ce11"/>
          <table:table-cell table:number-columns-repeated="1023"/>
        </table:table-row>
        <table:table-row table:style-name="ro5">
          <table:table-cell table:style-name="ce13"/>
          <table:table-cell table:style-name="ce17" table:number-columns-repeated="16"/>
          <table:table-cell table:number-columns-repeated="1007"/>
        </table:table-row>
        <table:table-row table:style-name="ro2" table:number-rows-repeated="2">
          <table:table-cell/>
          <table:table-cell table:style-name="ce17"/>
          <table:table-cell table:number-columns-repeated="1022"/>
        </table:table-row>
        <table:table-row table:style-name="ro2" table:number-rows-repeated="2">
          <table:table-cell table:style-name="ce14"/>
          <table:table-cell table:number-columns-repeated="1023"/>
        </table:table-row>
        <table:table-row table:style-name="ro2">
          <table:table-cell table:style-name="ce11"/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min-integer-digits="1"/>
      <number:text/>
    </number:number-style>
    <number:currency-style style:name="N11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Excel_20_Built-in_20_Normal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.1437in" fo:margin-bottom="1.1437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0">12/10/2021</text:date>, <text:time>13:5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PIs_5f_Prod" style:display-name="PageStyle_APIs_Pr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Is_5f_Develop" style:display-name="PageStyle_APIs_Develo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10T13:57:54.29</dc:date>
    <dc:creator>vivekanandan  kumaran</dc:creator>
    <meta:document-statistic meta:table-count="2" meta:cell-count="204" meta:object-count="0"/>
    <meta:generator>OpenOffice/4.1.7$Win32 OpenOffice.org_project/417m1$Build-9800</meta:generator>
  </office:meta>
</office:document-meta>
</file>